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.052in" loext:contextual-spacing="false" style:line-height-at-least="0.2811in" fo:orphans="2" fo:widows="2" fo:text-indent="0in" style:auto-text-indent="false"/>
      <style:text-properties fo:font-variant="normal" fo:text-transform="none" fo:color="#333333" style:font-name="inherit" fo:font-size="13.5pt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333333" style:font-name="Roboto" fo:letter-spacing="normal" fo:font-style="normal" fo:font-weight="bold"/>
    </style:style>
    <style:style style:name="P3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Roboto" fo:font-size="9.75pt" fo:letter-spacing="normal" fo:font-style="normal" fo:font-weight="normal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Project Description</text:h>
      <text:p text:style-name="Text_20_body">The RF24 library consists of a single .cpp file and accompanying header file. The repository can be found here :</text:p>
      <text:p text:style-name="Text_20_body">https://github.com/maniacbug/RF24</text:p>
      <text:p text:style-name="Text_20_body">The task involves converting RF24 to C and getting the library to build with the Espressif IDF and it's accompanying tool chain which can be found here :</text:p>
      <text:p text:style-name="Text_20_body">http://esp-idf.readthedocs.io/en/latest/get-started/</text:p>
      <text:p text:style-name="Text_20_body">The output of the task would be a simple RF24 demo with a stripped down versions of RF24.cpp and RF24.h which can be run on a ESP32-WROOM module.</text:p>
      <text:h text:style-name="P1" text:outline-level="3">Additional Project Description:</text:h>
      <text:p text:style-name="P3"><text:line-break/><text:span text:style-name="T1">04/16/2018 at 17:28 PKT</text:span> <text:line-break/>The SPI bus to use for the RF24 interface is shown on the attached jpg and VSPI port. CSS is to be GPIO5 and Chip Enable is to be GPIO17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28:43.668542703</meta:creation-date>
    <dc:date>2018-04-17T11:29:20.415784174</dc:date>
    <meta:editing-duration>PT42S</meta:editing-duration>
    <meta:editing-cycles>1</meta:editing-cycles>
    <meta:document-statistic meta:table-count="0" meta:image-count="0" meta:object-count="0" meta:page-count="1" meta:paragraph-count="8" meta:word-count="117" meta:character-count="708" meta:non-whitespace-character-count="597"/>
    <meta:generator>LibreOffice/6.0.3.2$Linux_X86_64 LibreOffice_project/00m0$Build-2</meta:generator>
  </office:meta>
</office:document-meta>
</file>